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15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20_4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4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" style:family="table-cell" style:parent-style-name="Normal_20_4">
      <style:table-cell-properties style:rotation-align="none"/>
    </style:style>
    <style:style style:name="ce7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9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Hyperlink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2016-2023 Burkina Attacks on Health Care Incident Data" table:style-name="ta1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Country ISO</text:p>
          </table:table-cell>
          <table:table-cell table:style-name="ce6" office:value-type="string" calcext:value-type="string">
            <text:p>Reported Perpetrator</text:p>
          </table:table-cell>
          <table:table-cell table:style-name="ce6" office:value-type="string" calcext:value-type="string">
            <text:p>Reported Perpetrator Name</text:p>
          </table:table-cell>
          <table:table-cell table:style-name="ce6" office:value-type="string" calcext:value-type="string">
            <text:p>Weapon Carried/Used</text:p>
          </table:table-cell>
          <table:table-cell table:style-name="ce6" office:value-type="string" calcext:value-type="string">
            <text:p>Number of Attacks on Health Facilities Reporting Destruction</text:p>
          </table:table-cell>
          <table:table-cell table:style-name="ce6" office:value-type="string" calcext:value-type="string">
            <text:p>Number of Attacks on Health Facilities Reporting Damaged</text:p>
          </table:table-cell>
          <table:table-cell table:style-name="ce6" office:value-type="string" calcext:value-type="string">
            <text:p>Forceful Entry into Health Facility</text:p>
          </table:table-cell>
          <table:table-cell table:style-name="ce6" office:value-type="string" calcext:value-type="string">
            <text:p>Occupation of Health Facility</text:p>
          </table:table-cell>
          <table:table-cell table:style-name="ce6" office:value-type="string" calcext:value-type="string">
            <text:p>Health Transportation Destroyed</text:p>
          </table:table-cell>
          <table:table-cell table:style-name="ce6" office:value-type="string" calcext:value-type="string">
            <text:p>Health Transportation Damaged</text:p>
          </table:table-cell>
          <table:table-cell table:style-name="ce6" office:value-type="string" calcext:value-type="string">
            <text:p>Health Transportation Stolen/Highjacked</text:p>
          </table:table-cell>
          <table:table-cell table:style-name="ce6" office:value-type="string" calcext:value-type="string">
            <text:p>Looting/Theft/Robbery/Burglary of Health Supplies</text:p>
          </table:table-cell>
          <table:table-cell table:style-name="ce6" office:value-type="string" calcext:value-type="string">
            <text:p>Access Denied or Obstructed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Known Kidnapping or Arrest Outcome</text:p>
          </table:table-cell>
          <table:table-cell table:style-name="ce6" office:value-type="string" calcext:value-type="string">
            <text:p>Health Workers Threatened</text:p>
          </table:table-cell>
          <table:table-cell table:style-name="ce6" office:value-type="string" calcext:value-type="string">
            <text:p>Health Workers Assaulted</text:p>
          </table:table-cell>
          <table:table-cell table:style-name="ce6" office:value-type="string" calcext:value-type="string">
            <text:p>Health Workers Sexually Assaulted</text:p>
          </table:table-cell>
          <table:table-cell table:style-name="ce6" office:value-type="string" calcext:value-type="string">
            <text:p>Reported Health Worker Profession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International Health Workers Working Within The Aid System Kill</text:p>
          </table:table-cell>
          <table:table-cell table:style-name="ce6" office:value-type="string" calcext:value-type="string">
            <text:p>International Health Worker Outside The Aid Structure Killed</text:p>
          </table:table-cell>
          <table:table-cell table:style-name="ce6" office:value-type="string" calcext:value-type="string">
            <text:p>National Employees of International Aid Agencies Killed</text:p>
          </table:table-cell>
          <table:table-cell table:style-name="ce6" office:value-type="string" calcext:value-type="string">
            <text:p>National Employees of Local NGO Killed</text:p>
          </table:table-cell>
          <table:table-cell table:style-name="ce6" office:value-type="string" calcext:value-type="string">
            <text:p>Health Worker Working Within National Health Structure Kill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Health Workers Working for INGO, ICRC or UN Killed</text:p>
          </table:table-cell>
          <table:table-cell table:style-name="ce6" office:value-type="string" calcext:value-type="string">
            <text:p>Health Workers Working for LNGO, <text:s/>NGO or National Society of th</text:p>
          </table:table-cell>
          <table:table-cell table:style-name="ce6" office:value-type="string" calcext:value-type="string">
            <text:p>Health Workers Working for local health structure killed</text:p>
          </table:table-cell>
          <table:table-cell table:style-name="ce6" office:value-type="string" calcext:value-type="string">
            <text:p>Health Workers Killed In Captivity</text:p>
          </table:table-cell>
          <table:table-cell table:style-name="ce6" office:value-type="string" calcext:value-type="string">
            <text:p>Female Health Workers Killed</text:p>
          </table:table-cell>
          <table:table-cell table:style-name="ce6" office:value-type="string" calcext:value-type="string">
            <text:p>Male 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International Health Workers Working Within the Aid System Inju</text:p>
          </table:table-cell>
          <table:table-cell table:style-name="ce6" office:value-type="string" calcext:value-type="string">
            <text:p>International Health Worker Outside the Aid Structure Injured</text:p>
          </table:table-cell>
          <table:table-cell table:style-name="ce6" office:value-type="string" calcext:value-type="string">
            <text:p>National Employees of International Aid Agencies Injured</text:p>
          </table:table-cell>
          <table:table-cell table:style-name="ce6" office:value-type="string" calcext:value-type="string">
            <text:p>Health Worker Working Within National Health Structure Injur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Injured</text:p>
          </table:table-cell>
          <table:table-cell table:style-name="ce6" office:value-type="string" calcext:value-type="string">
            <text:p>Male Health Workers Injured 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International Health Workers Working Within the Aid System Kidn</text:p>
          </table:table-cell>
          <table:table-cell table:style-name="ce6" office:value-type="string" calcext:value-type="string">
            <text:p>International Health Worker Outside the Aid Structure Kidnapped</text:p>
          </table:table-cell>
          <table:table-cell table:style-name="ce6" office:value-type="string" calcext:value-type="string">
            <text:p>National Employees of International Aid Agencies Kidnapped</text:p>
          </table:table-cell>
          <table:table-cell table:style-name="ce6" office:value-type="string" calcext:value-type="string">
            <text:p>Health Worker Working Within National Health Structure Kidnappe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Kidnapped</text:p>
          </table:table-cell>
          <table:table-cell table:style-name="ce6" office:value-type="string" calcext:value-type="string">
            <text:p>Male Health Workers Kidan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International Health Workers Working Within the Aid System Arre</text:p>
          </table:table-cell>
          <table:table-cell table:style-name="ce6" office:value-type="string" calcext:value-type="string">
            <text:p>International Health Worker Outside the Aid Structure Arrested </text:p>
          </table:table-cell>
          <table:table-cell table:style-name="ce6" office:value-type="string" calcext:value-type="string">
            <text:p>National Employees of International Aid Agencies Arrested or De</text:p>
          </table:table-cell>
          <table:table-cell table:style-name="ce6" office:value-type="string" calcext:value-type="string">
            <text:p>Health Worker Working Within National Health Structure Arrest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Arrested or Detained</text:p>
          </table:table-cell>
          <table:table-cell table:style-name="ce6" office:value-type="string" calcext:value-type="string">
            <text:p>Male Health Workers Arrested or Detained</text:p>
          </table:table-cell>
          <table:table-cell table:style-name="ce6" office:value-type="string" calcext:value-type="string">
            <text:p>Conflict-Related Violence</text:p>
          </table:table-cell>
          <table:table-cell table:style-name="ce6" office:value-type="string" calcext:value-type="string">
            <text:p>Political-Related Violence</text:p>
          </table:table-cell>
          <table:table-cell table:style-name="ce6" office:value-type="string" calcext:value-type="string">
            <text:p>COVID-19-Related Violence</text:p>
          </table:table-cell>
          <table:table-cell table:style-name="ce6" office:value-type="string" calcext:value-type="string">
            <text:p>Ebola-Related Violence</text:p>
          </table:table-cell>
          <table:table-cell table:style-name="ce6" office:value-type="string" calcext:value-type="string">
            <text:p>Vaccination-Related Violence</text:p>
          </table:table-cell>
          <table:table-cell table:style-name="ce6" office:value-type="string" calcext:value-type="string">
            <text:p>SiND Event ID</text:p>
          </table:table-cell>
          <table:table-cell table:style-name="ce6" table:number-columns-repeated="957"/>
        </table:table-row>
        <table:table-row table:style-name="ro2">
          <table:table-cell table:style-name="ce1" office:value-type="string" calcext:value-type="string">
            <text:p>#date</text:p>
          </table:table-cell>
          <table:table-cell table:style-name="ce1" office:value-type="string" calcext:value-type="string">
            <text:p>#country +name</text:p>
          </table:table-cell>
          <table:table-cell table:style-name="ce1" office:value-type="string" calcext:value-type="string">
            <text:p>#country +ISO</text:p>
          </table:table-cell>
          <table:table-cell table:style-name="ce1" office:value-type="string" calcext:value-type="string">
            <text:p>#group +perp </text:p>
          </table:table-cell>
          <table:table-cell table:style-name="ce1" office:value-type="string" calcext:value-type="string">
            <text:p>#group +perp +name</text:p>
          </table:table-cell>
          <table:table-cell table:style-name="ce1" office:value-type="string" calcext:value-type="string">
            <text:p>#weapon</text:p>
          </table:table-cell>
          <table:table-cell table:style-name="ce1" office:value-type="string" calcext:value-type="string">
            <text:p>#indicator +health_facility +destroyed +num</text:p>
          </table:table-cell>
          <table:table-cell table:style-name="ce1" office:value-type="string" calcext:value-type="string">
            <text:p>#indicator +health_facility +damaged +num</text:p>
          </table:table-cell>
          <table:table-cell table:style-name="ce1" office:value-type="string" calcext:value-type="string">
            <text:p>#indicator +health_facility +armed_entry +num</text:p>
          </table:table-cell>
          <table:table-cell table:style-name="ce1" office:value-type="string" calcext:value-type="string">
            <text:p>#indicator +health_facility +occupy</text:p>
          </table:table-cell>
          <table:table-cell table:style-name="ce1" office:value-type="string" calcext:value-type="string">
            <text:p>#indicator +health_transport +destroyed +num</text:p>
          </table:table-cell>
          <table:table-cell table:style-name="ce1" office:value-type="string" calcext:value-type="string">
            <text:p>#indicator +health_transport +damaged +num</text:p>
          </table:table-cell>
          <table:table-cell table:style-name="ce1" office:value-type="string" calcext:value-type="string">
            <text:p>#indicator +health_transport +abducted +num</text:p>
          </table:table-cell>
          <table:table-cell table:style-name="ce1" office:value-type="string" calcext:value-type="string">
            <text:p>#indicator +health_supplies +taken +num</text:p>
          </table:table-cell>
          <table:table-cell table:style-name="ce1" office:value-type="string" calcext:value-type="string">
            <text:p>#indicator +health_obstruction</text:p>
          </table:table-cell>
          <table:table-cell table:style-name="ce1" office:value-type="string" calcext:value-type="string">
            <text:p>#affected +healthworker +killed</text:p>
          </table:table-cell>
          <table:table-cell table:style-name="ce1" office:value-type="string" calcext:value-type="string">
            <text:p>#affected +healthworker +injured</text:p>
          </table:table-cell>
          <table:table-cell table:style-name="ce1" office:value-type="string" calcext:value-type="string">
            <text:p>#affected +healthworker +arrested</text:p>
          </table:table-cell>
          <table:table-cell table:style-name="ce1" office:value-type="string" calcext:value-type="string">
            <text:p>#affected +healthworker +kidnapp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threaten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SGBV</text:p>
          </table:table-cell>
          <table:table-cell table:style-name="ce1" table:number-columns-repeated="1001"/>
        </table:table-row>
        <table:table-row table:style-name="ro3">
          <table:table-cell table:style-name="ce2" office:value-type="date" office:date-value="2016-01-15" calcext:value-type="date">
            <text:p>15/01/2016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l-Qaeda in the Islamic Maghreb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Answered, 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449" calcext:value-type="float">
            <text:p>214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3-01" calcext:value-type="date">
            <text:p>01/03/2017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221" calcext:value-type="float">
            <text:p>312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3-07" calcext:value-type="date">
            <text:p>07/03/2017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958" calcext:value-type="float">
            <text:p>299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7-11" calcext:value-type="date">
            <text:p>11/07/2017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Burkina Faso National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90" calcext:value-type="float">
            <text:p>219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5-04" calcext:value-type="date">
            <text:p>04/05/2018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314" calcext:value-type="float">
            <text:p>223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27" calcext:value-type="date">
            <text:p>27/07/2018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nsaroul Islam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275" calcext:value-type="float">
            <text:p>312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06" calcext:value-type="date">
            <text:p>06/10/2018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278" calcext:value-type="float">
            <text:p>312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23" calcext:value-type="date">
            <text:p>23/10/2018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012" calcext:value-type="float">
            <text:p>300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26" calcext:value-type="date">
            <text:p>26/10/2018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nsaroul Islam</text:p>
          </table:table-cell>
          <table:table-cell office:value-type="string" calcext:value-type="string">
            <text:p>No Information on the Weapon Us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, 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173" calcext:value-type="float">
            <text:p>301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27" calcext:value-type="date">
            <text:p>27/10/2018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nsaroul Islam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277" calcext:value-type="float">
            <text:p>312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16" calcext:value-type="date">
            <text:p>16/12/2018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508" calcext:value-type="float">
            <text:p>305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17" calcext:value-type="date">
            <text:p>17/12/2018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509" calcext:value-type="float">
            <text:p>305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14" calcext:value-type="date">
            <text:p>14/01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I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476" calcext:value-type="float">
            <text:p>304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22" calcext:value-type="date">
            <text:p>22/01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491" calcext:value-type="float">
            <text:p>304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26" calcext:value-type="date">
            <text:p>26/01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498" calcext:value-type="float">
            <text:p>304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02" calcext:value-type="date">
            <text:p>02/02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Oth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479" calcext:value-type="float">
            <text:p>304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08" calcext:value-type="date">
            <text:p>08/02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485" calcext:value-type="float">
            <text:p>304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10" calcext:value-type="date">
            <text:p>10/02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481" calcext:value-type="float">
            <text:p>304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13" calcext:value-type="date">
            <text:p>13/02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468" calcext:value-type="float">
            <text:p>304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14" calcext:value-type="date">
            <text:p>14/02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8296" calcext:value-type="float">
            <text:p>382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19" calcext:value-type="date">
            <text:p>19/02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482" calcext:value-type="float">
            <text:p>304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13" calcext:value-type="date">
            <text:p>13/04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280" calcext:value-type="float">
            <text:p>312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19" calcext:value-type="date">
            <text:p>19/04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499" calcext:value-type="float">
            <text:p>304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6" calcext:value-type="date">
            <text:p>06/05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504" calcext:value-type="float">
            <text:p>305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9" calcext:value-type="date">
            <text:p>09/05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488" calcext:value-type="float">
            <text:p>304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12" calcext:value-type="date">
            <text:p>12/05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477" calcext:value-type="float">
            <text:p>304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23" calcext:value-type="date">
            <text:p>23/05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, 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25" calcext:value-type="float">
            <text:p>241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13" calcext:value-type="date">
            <text:p>13/06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489" calcext:value-type="float">
            <text:p>304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27" calcext:value-type="date">
            <text:p>27/06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480" calcext:value-type="float">
            <text:p>304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13" calcext:value-type="date">
            <text:p>13/07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0474" calcext:value-type="float">
            <text:p>304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21" calcext:value-type="date">
            <text:p>21/07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494" calcext:value-type="float">
            <text:p>304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26" calcext:value-type="date">
            <text:p>26/07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cina Liberation Front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473" calcext:value-type="float">
            <text:p>304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27" calcext:value-type="date">
            <text:p>27/07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nsaroul Islam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478" calcext:value-type="float">
            <text:p>304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05" calcext:value-type="date">
            <text:p>05/08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496" calcext:value-type="float">
            <text:p>304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24" calcext:value-type="date">
            <text:p>24/10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505" calcext:value-type="float">
            <text:p>305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08" calcext:value-type="date">
            <text:p>08/11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497" calcext:value-type="float">
            <text:p>304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29" calcext:value-type="date">
            <text:p>29/11/2019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281" calcext:value-type="float">
            <text:p>312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07" calcext:value-type="date">
            <text:p>07/01/2020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cina Liberation Front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52" calcext:value-type="float">
            <text:p>241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9" calcext:value-type="date">
            <text:p>19/01/2020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182" calcext:value-type="float">
            <text:p>261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9" calcext:value-type="date">
            <text:p>19/01/2020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181" calcext:value-type="float">
            <text:p>261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6" calcext:value-type="date">
            <text:p>26/01/2020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183" calcext:value-type="float">
            <text:p>261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7" calcext:value-type="date">
            <text:p>27/01/2020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54" calcext:value-type="float">
            <text:p>241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7" calcext:value-type="date">
            <text:p>27/01/2020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Ars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184" calcext:value-type="float">
            <text:p>261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7" calcext:value-type="date">
            <text:p>27/01/2020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53" calcext:value-type="float">
            <text:p>241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1" calcext:value-type="date">
            <text:p>01/02/2020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185" calcext:value-type="float">
            <text:p>261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04" calcext:value-type="date">
            <text:p>04/04/2020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836" calcext:value-type="float">
            <text:p>258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25" calcext:value-type="date">
            <text:p>25/04/2020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5850" calcext:value-type="float">
            <text:p>258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26" calcext:value-type="date">
            <text:p>26/05/2020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Burkina Faso National Police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187" calcext:value-type="float">
            <text:p>261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30" calcext:value-type="date">
            <text:p>30/05/2020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358" calcext:value-type="float">
            <text:p>243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21" calcext:value-type="date">
            <text:p>21/08/2020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498" calcext:value-type="float">
            <text:p>254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01" calcext:value-type="date">
            <text:p>01/09/2020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188" calcext:value-type="float">
            <text:p>261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18" calcext:value-type="date">
            <text:p>18/10/2020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190" calcext:value-type="float">
            <text:p>261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4" calcext:value-type="date">
            <text:p>04/01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rs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943" calcext:value-type="float">
            <text:p>269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11" calcext:value-type="date">
            <text:p>11/01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No Information on the Weapon Us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279" calcext:value-type="float">
            <text:p>302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3" calcext:value-type="date">
            <text:p>03/03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UJAO Movement for Oneness and Jihad in West Africa</text:p>
          </table:table-cell>
          <table:table-cell office:value-type="string" calcext:value-type="string">
            <text:p>I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572" calcext:value-type="float">
            <text:p>295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4" calcext:value-type="date">
            <text:p>04/03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57" calcext:value-type="float">
            <text:p>310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8" calcext:value-type="date">
            <text:p>18/03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5" calcext:value-type="float">
            <text:p>5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58" calcext:value-type="float">
            <text:p>310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30" calcext:value-type="date">
            <text:p>30/04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629" calcext:value-type="float">
            <text:p>276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3" calcext:value-type="date">
            <text:p>03/05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61" calcext:value-type="float">
            <text:p>310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2" calcext:value-type="date">
            <text:p>02/06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63" calcext:value-type="float">
            <text:p>310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3" calcext:value-type="date">
            <text:p>03/06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65" calcext:value-type="float">
            <text:p>310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4" calcext:value-type="date">
            <text:p>04/06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68" calcext:value-type="float">
            <text:p>310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5" calcext:value-type="date">
            <text:p>05/06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305" calcext:value-type="float">
            <text:p>283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0" calcext:value-type="date">
            <text:p>10/06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71" calcext:value-type="float">
            <text:p>310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2" calcext:value-type="date">
            <text:p>12/06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334" calcext:value-type="float">
            <text:p>283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8" calcext:value-type="date">
            <text:p>18/06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60" calcext:value-type="float">
            <text:p>310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7" calcext:value-type="date">
            <text:p>17/07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751" calcext:value-type="float">
            <text:p>287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27" calcext:value-type="date">
            <text:p>27/07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752" calcext:value-type="float">
            <text:p>287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1" calcext:value-type="date">
            <text:p>01/09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193" calcext:value-type="float">
            <text:p>291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2" calcext:value-type="date">
            <text:p>02/09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91" calcext:value-type="float">
            <text:p>310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6" calcext:value-type="date">
            <text:p>06/09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92" calcext:value-type="float">
            <text:p>310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8" calcext:value-type="date">
            <text:p>08/09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93" calcext:value-type="float">
            <text:p>310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8" calcext:value-type="date">
            <text:p>08/09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95" calcext:value-type="float">
            <text:p>310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9" calcext:value-type="date">
            <text:p>09/09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cina Liberation Front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357" calcext:value-type="float">
            <text:p>293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11" calcext:value-type="date">
            <text:p>11/09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cina Liberation Front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358" calcext:value-type="float">
            <text:p>293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11" calcext:value-type="date">
            <text:p>11/09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cina Liberation Front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564" calcext:value-type="float">
            <text:p>295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17" calcext:value-type="date">
            <text:p>17/09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96" calcext:value-type="float">
            <text:p>310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4" calcext:value-type="date">
            <text:p>04/10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550" calcext:value-type="float">
            <text:p>295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9" calcext:value-type="date">
            <text:p>09/10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s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, 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245" calcext:value-type="float">
            <text:p>302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9" calcext:value-type="date">
            <text:p>09/10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, 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277" calcext:value-type="float">
            <text:p>302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9" calcext:value-type="date">
            <text:p>09/10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No Information on the Weapon Us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, 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278" calcext:value-type="float">
            <text:p>302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11" calcext:value-type="date">
            <text:p>11/10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825" calcext:value-type="float">
            <text:p>298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16" calcext:value-type="date">
            <text:p>16/10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249" calcext:value-type="float">
            <text:p>302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19" calcext:value-type="date">
            <text:p>19/10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280" calcext:value-type="float">
            <text:p>302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21" calcext:value-type="date">
            <text:p>21/10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97" calcext:value-type="float">
            <text:p>310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22" calcext:value-type="date">
            <text:p>22/10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281" calcext:value-type="float">
            <text:p>302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22" calcext:value-type="date">
            <text:p>22/10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250" calcext:value-type="float">
            <text:p>302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27" calcext:value-type="date">
            <text:p>27/10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283" calcext:value-type="float">
            <text:p>302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30" calcext:value-type="date">
            <text:p>30/10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273" calcext:value-type="float">
            <text:p>302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02" calcext:value-type="date">
            <text:p>02/11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41" calcext:value-type="float">
            <text:p>310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06" calcext:value-type="date">
            <text:p>06/11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274" calcext:value-type="float">
            <text:p>302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08" calcext:value-type="date">
            <text:p>08/11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275" calcext:value-type="float">
            <text:p>302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12" calcext:value-type="date">
            <text:p>12/11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07" calcext:value-type="float">
            <text:p>331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20" calcext:value-type="date">
            <text:p>20/11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282" calcext:value-type="float">
            <text:p>302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21" calcext:value-type="date">
            <text:p>21/11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Ars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940" calcext:value-type="float">
            <text:p>309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26" calcext:value-type="date">
            <text:p>26/11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276" calcext:value-type="float">
            <text:p>302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05" calcext:value-type="date">
            <text:p>05/12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545" calcext:value-type="float">
            <text:p>305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05" calcext:value-type="date">
            <text:p>05/12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543" calcext:value-type="float">
            <text:p>305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06" calcext:value-type="date">
            <text:p>06/12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546" calcext:value-type="float">
            <text:p>305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12" calcext:value-type="date">
            <text:p>12/12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098" calcext:value-type="float">
            <text:p>310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12" calcext:value-type="date">
            <text:p>12/12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36" calcext:value-type="float">
            <text:p>335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15" calcext:value-type="date">
            <text:p>15/12/2021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30" calcext:value-type="float">
            <text:p>322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4" calcext:value-type="date">
            <text:p>14/01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bulance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49" calcext:value-type="float">
            <text:p>331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5" calcext:value-type="date">
            <text:p>15/01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81" calcext:value-type="float">
            <text:p>333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5" calcext:value-type="date">
            <text:p>15/01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128" calcext:value-type="float">
            <text:p>311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7" calcext:value-type="date">
            <text:p>17/01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82" calcext:value-type="float">
            <text:p>334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9" calcext:value-type="date">
            <text:p>19/01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139" calcext:value-type="float">
            <text:p>311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27" calcext:value-type="date">
            <text:p>27/01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87" calcext:value-type="float">
            <text:p>316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30" calcext:value-type="date">
            <text:p>30/01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83" calcext:value-type="float">
            <text:p>334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31" calcext:value-type="date">
            <text:p>31/01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86" calcext:value-type="float">
            <text:p>334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31" calcext:value-type="date">
            <text:p>31/01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78" calcext:value-type="float">
            <text:p>317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3" calcext:value-type="date">
            <text:p>03/02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490" calcext:value-type="float">
            <text:p>334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4" calcext:value-type="date">
            <text:p>04/02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80" calcext:value-type="float">
            <text:p>317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4" calcext:value-type="date">
            <text:p>14/02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92" calcext:value-type="float">
            <text:p>334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6" calcext:value-type="date">
            <text:p>16/02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94" calcext:value-type="float">
            <text:p>334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7" calcext:value-type="date">
            <text:p>17/02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nsaroul Islam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35" calcext:value-type="float">
            <text:p>335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9" calcext:value-type="date">
            <text:p>19/02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38" calcext:value-type="float">
            <text:p>335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2" calcext:value-type="date">
            <text:p>22/02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39" calcext:value-type="float">
            <text:p>335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3" calcext:value-type="date">
            <text:p>23/02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26" calcext:value-type="float">
            <text:p>317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7" calcext:value-type="date">
            <text:p>17/03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543" calcext:value-type="float">
            <text:p>335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28" calcext:value-type="date">
            <text:p>28/03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l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40" calcext:value-type="float">
            <text:p>335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04" calcext:value-type="date">
            <text:p>04/04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94" calcext:value-type="float">
            <text:p>349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3" calcext:value-type="date">
            <text:p>13/04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96" calcext:value-type="float">
            <text:p>349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6" calcext:value-type="date">
            <text:p>16/04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97" calcext:value-type="float">
            <text:p>349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30" calcext:value-type="date">
            <text:p>30/04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98" calcext:value-type="float">
            <text:p>349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02" calcext:value-type="date">
            <text:p>02/05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Ansaroul Islam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89" calcext:value-type="float">
            <text:p>350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2" calcext:value-type="date">
            <text:p>22/06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29" calcext:value-type="float">
            <text:p>331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01" calcext:value-type="date">
            <text:p>01/07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37" calcext:value-type="float">
            <text:p>335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01" calcext:value-type="date">
            <text:p>01/07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91" calcext:value-type="float">
            <text:p>360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04" calcext:value-type="date">
            <text:p>04/07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48" calcext:value-type="float">
            <text:p>335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04" calcext:value-type="date">
            <text:p>04/07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92" calcext:value-type="float">
            <text:p>360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05" calcext:value-type="date">
            <text:p>05/07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Combin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49" calcext:value-type="float">
            <text:p>335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27" calcext:value-type="date">
            <text:p>27/07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37" calcext:value-type="float">
            <text:p>344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31" calcext:value-type="date">
            <text:p>31/07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93" calcext:value-type="float">
            <text:p>360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6" calcext:value-type="date">
            <text:p>06/08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15" calcext:value-type="float">
            <text:p>346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8" calcext:value-type="date">
            <text:p>08/08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46" calcext:value-type="float">
            <text:p>362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10" calcext:value-type="date">
            <text:p>10/08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38" calcext:value-type="float">
            <text:p>344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15" calcext:value-type="date">
            <text:p>15/08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16" calcext:value-type="float">
            <text:p>346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31" calcext:value-type="date">
            <text:p>31/08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00" calcext:value-type="float">
            <text:p>345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01" calcext:value-type="date">
            <text:p>01/09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51" calcext:value-type="float">
            <text:p>361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03" calcext:value-type="date">
            <text:p>03/09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96" calcext:value-type="float">
            <text:p>344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04" calcext:value-type="date">
            <text:p>04/09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17" calcext:value-type="float">
            <text:p>361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06" calcext:value-type="date">
            <text:p>06/09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99" calcext:value-type="float">
            <text:p>344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06" calcext:value-type="date">
            <text:p>06/09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21" calcext:value-type="float">
            <text:p>361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08" calcext:value-type="date">
            <text:p>08/09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53" calcext:value-type="float">
            <text:p>353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10" calcext:value-type="date">
            <text:p>10/09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40" calcext:value-type="float">
            <text:p>348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12" calcext:value-type="date">
            <text:p>12/09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Ars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41" calcext:value-type="float">
            <text:p>348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15" calcext:value-type="date">
            <text:p>15/09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43" calcext:value-type="float">
            <text:p>348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1" calcext:value-type="date">
            <text:p>21/09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17" calcext:value-type="float">
            <text:p>352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6" calcext:value-type="date">
            <text:p>26/09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13" calcext:value-type="float">
            <text:p>352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5" calcext:value-type="date">
            <text:p>05/10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76" calcext:value-type="float">
            <text:p>350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5" calcext:value-type="date">
            <text:p>05/10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75" calcext:value-type="float">
            <text:p>350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6" calcext:value-type="date">
            <text:p>06/10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500" calcext:value-type="float">
            <text:p>355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8" calcext:value-type="date">
            <text:p>08/10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77" calcext:value-type="float">
            <text:p>350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9" calcext:value-type="date">
            <text:p>09/10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79" calcext:value-type="float">
            <text:p>350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1" calcext:value-type="date">
            <text:p>11/10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80" calcext:value-type="float">
            <text:p>350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6" calcext:value-type="date">
            <text:p>16/10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51" calcext:value-type="float">
            <text:p>363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4" calcext:value-type="date">
            <text:p>24/10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52" calcext:value-type="float">
            <text:p>363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03" calcext:value-type="date">
            <text:p>03/11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713" calcext:value-type="float">
            <text:p>357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16" calcext:value-type="date">
            <text:p>16/11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89" calcext:value-type="float">
            <text:p>362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18" calcext:value-type="date">
            <text:p>18/11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73" calcext:value-type="float">
            <text:p>358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24" calcext:value-type="date">
            <text:p>24/11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87" calcext:value-type="float">
            <text:p>362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27" calcext:value-type="date">
            <text:p>27/11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Ars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177" calcext:value-type="float">
            <text:p>361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27" calcext:value-type="date">
            <text:p>27/11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adOfProgramm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90" calcext:value-type="float">
            <text:p>362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20" calcext:value-type="date">
            <text:p>20/12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Ars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44" calcext:value-type="float">
            <text:p>363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24" calcext:value-type="date">
            <text:p>24/12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349" calcext:value-type="float">
            <text:p>363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25" calcext:value-type="date">
            <text:p>25/12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47" calcext:value-type="float">
            <text:p>364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28" calcext:value-type="date">
            <text:p>28/12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48" calcext:value-type="float">
            <text:p>364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31" calcext:value-type="date">
            <text:p>31/12/2022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50" calcext:value-type="float">
            <text:p>364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01" calcext:value-type="date">
            <text:p>01/01/202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Islamic State of the Greater Sahar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44" calcext:value-type="float">
            <text:p>365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03" calcext:value-type="date">
            <text:p>03/01/202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52" calcext:value-type="float">
            <text:p>365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04" calcext:value-type="date">
            <text:p>04/01/202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54" calcext:value-type="float">
            <text:p>365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06" calcext:value-type="date">
            <text:p>06/01/202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57" calcext:value-type="float">
            <text:p>365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06" calcext:value-type="date">
            <text:p>06/01/202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00" calcext:value-type="float">
            <text:p>371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15" calcext:value-type="date">
            <text:p>15/01/202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16" calcext:value-type="float">
            <text:p>368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17" calcext:value-type="date">
            <text:p>17/01/202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17" calcext:value-type="float">
            <text:p>368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02" calcext:value-type="date">
            <text:p>02/02/202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82" calcext:value-type="float">
            <text:p>371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08" calcext:value-type="date">
            <text:p>08/02/202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, Logistician, OtherHealthProfessio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270" calcext:value-type="float">
            <text:p>372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08" calcext:value-type="date">
            <text:p>08/02/202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, Logistician, OtherHealthProfessio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698" calcext:value-type="float">
            <text:p>376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09" calcext:value-type="date">
            <text:p>09/02/202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Ar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09" calcext:value-type="float">
            <text:p>377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14" calcext:value-type="date">
            <text:p>14/02/202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Jama'at Nasr al-Islam wal Muslimi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714" calcext:value-type="float">
            <text:p>377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4-03" calcext:value-type="date">
            <text:p>03/04/202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06" calcext:value-type="float">
            <text:p>38306</text:p>
          </table:table-cell>
          <table:table-cell table:number-columns-repeated="957"/>
        </table:table-row>
        <table:table-row table:style-name="ro4" table:number-rows-repeated="1041874">
          <table:table-cell table:number-columns-repeated="1024"/>
        </table:table-row>
        <table:table-row table:style-name="ro4" table:number-rows-repeated="7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taData&amp;Notes" table:style-name="ta1">
        <table:table-column table:style-name="co2" table:default-cell-style-name="ce15"/>
        <table:table-column table:style-name="co3" table:number-columns-repeated="63" table:default-cell-style-name="ce15"/>
        <table:table-column table:style-name="co3" table:number-columns-repeated="960" table:default-cell-style-name="ce20"/>
        <table:table-row table:style-name="ro5">
          <table:table-cell table:style-name="ce3" office:value-type="string" calcext:value-type="string">
            <text:p>This dataset contains agency- and open source events published in the Attacks on Health Care News Brief in Burkina Faso between 01 January 2016 to 26 April 2023. Categorized by country. 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>
            <text:p>Citation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7">
          <table:table-cell table:style-name="ce5" office:value-type="string" calcext:value-type="string">
            <text:p>Insecurity Insight. 2023. 2016-2023 Burkina Faso Attacks on Health Care Incident Data, v. 08 May 2023. Geneva, Switzerland: Insecurity Insight. 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ata Notes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Not representative or a comprehensive compilation of all events in which healthcare was affected.</text:p>
            <text:p/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Data collection is ongoing and data may change as more information is made available. Where the number of health workers, facilities or ambulances affected is unspecified, one is counted.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For data supporting the Safeguarding Health in Conflict Coalition (SHCC), please see: https://data.humdata.org/dataset/shcchealthcare-datase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Licen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reative Commons Attribution-ShareAlike (CC BY-SA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Contact 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or all inquiries on the SHCC Dataset, please contact info@insecurityinsight.or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efinitions</text:p>
          </table:table-cell>
          <table:table-cell table:number-columns-repeated="1023"/>
        </table:table-row>
        <table:table-row table:style-name="ro6">
          <table:table-cell table:style-name="ce10" office:value-type="string" calcext:value-type="string">
            <text:p><text:a xlink:href="http://insecurityinsight.org/methodology-and-definitions#section_attacks_on_health_care" xlink:type="simple">Information on definitions and methodologies</text:a></text:p>
          </table:table-cell>
          <table:table-cell table:number-columns-repeated="1023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6:01:51.204108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1:14:40.742003220</meta:creation-date>
    <dc:date>2023-05-15T16:02:41.051051046</dc:date>
    <meta:editing-duration>PT5M20S</meta:editing-duration>
    <meta:editing-cycles>4</meta:editing-cycles>
    <meta:generator>LibreOffice/7.0.4.2$Linux_X86_64 LibreOffice_project/00$Build-2</meta:generator>
    <meta:document-statistic meta:table-count="2" meta:cell-count="12071" meta:object-count="0"/>
  </office:meta>
</office:document-meta>
</file>